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b972" officeooo:paragraph-rsid="0014b972" style:font-weight-asian="bold" style:font-weight-complex="bold"/>
    </style:style>
    <style:style style:name="P2" style:family="paragraph" style:parent-style-name="Standard">
      <style:text-properties fo:font-weight="bold" officeooo:rsid="00155481" officeooo:paragraph-rsid="0015548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481" style:font-weight-asian="normal" style:font-weight-complex="normal"/>
    </style:style>
    <style:style style:name="T3" style:family="text">
      <style:text-properties officeooo:rsid="00155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:<text:span text:style-name="T1">Production</text:span></text:p>
      <text:p text:style-name="P1">case Study:<text:span text:style-name="T1">Product Stock update</text:span></text:p>
      <text:p text:style-name="P1"><text:span text:style-name="T1">in this case study we can add stock of each products,info of a products,product id ,product type and buyer information</text:span></text:p>
      <text:p text:style-name="P1"><text:span text:style-name="T3">Class </text:span>Products</text:p>
      <text:p text:style-name="P1"><text:span text:style-name="T1">Product ID</text:span></text:p>
      <text:p text:style-name="P1"><text:span text:style-name="T1">Product Name</text:span></text:p>
      <text:p text:style-name="P1"><text:span text:style-name="T1">Product Type</text:span></text:p>
      <text:p text:style-name="P2"><text:span text:style-name="T1">Product Info</text:span></text:p>
      <text:p text:style-name="P2"><text:span text:style-name="T1">Product Cost</text:span></text:p>
      <text:p text:style-name="P2">Class Stock </text:p>
      <text:p text:style-name="P2"><text:span text:style-name="T1">Store Id </text:span></text:p>
      <text:p text:style-name="P2"><text:span text:style-name="T1">Product ID</text:span></text:p>
      <text:p text:style-name="P2"><text:span text:style-name="T1">Stock</text:span></text:p>
      <text:p text:style-name="P2">Class Bill</text:p>
      <text:p text:style-name="P2"><text:span text:style-name="T1">BillId</text:span></text:p>
      <text:p text:style-name="P2"><text:span text:style-name="T1">ProductIds</text:span></text:p>
      <text:p text:style-name="P2"><text:span text:style-name="T1">Amount</text:span></text:p>
      <text:p text:style-name="P2"><text:span text:style-name="T1">Features :Stock update notification before stock empty,Billing,Stock checker,add products ,Delete Products,Add Store,Delete Store.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9:46:11.855023349</meta:creation-date>
    <dc:date>2020-10-19T10:03:07.992312378</dc:date>
    <meta:editing-duration>PT5M56S</meta:editing-duration>
    <meta:editing-cycles>1</meta:editing-cycles>
    <meta:document-statistic meta:table-count="0" meta:image-count="0" meta:object-count="0" meta:page-count="1" meta:paragraph-count="18" meta:word-count="62" meta:character-count="436" meta:non-whitespace-character-count="390"/>
    <meta:generator>LibreOffice/6.4.6.2$Linux_X86_64 LibreOffice_project/40$Build-2</meta:generator>
  </office:meta>
</office:document-meta>
</file>